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89.99mm" svg:x="35.29mm" svg:y="79.62mm">
            <loext:p draw:notify-on-update-of-ranges="Hoja1.F14:Hoja1.F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 table:number-rows-repeated="10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Probabilidad 0,2</text:p>
          </table:table-cell>
          <table:table-cell table:number-columns-repeated="8"/>
          <table:table-cell office:value-type="string" calcext:value-type="string">
            <text:p>Probabilidad 0,8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Cantidad de paquetes</text:p>
          </table:table-cell>
          <table:table-cell/>
          <table:table-cell office:value-type="string" calcext:value-type="string">
            <text:p>Porcentaje de reenvios</text:p>
          </table:table-cell>
          <table:table-cell table:number-columns-repeated="6"/>
          <table:table-cell office:value-type="string" calcext:value-type="string">
            <text:p>Cantidad de paquetes</text:p>
          </table:table-cell>
          <table:table-cell/>
          <table:table-cell office:value-type="string" calcext:value-type="string">
            <text:p>Porcentaje de reenvíos</text:p>
          </table:table-cell>
        </table:table-row>
        <table:table-row table:style-name="ro1">
          <table:table-cell table:number-columns-repeated="3"/>
          <table:table-cell office:value-type="float" office:value="1994" calcext:value-type="float">
            <text:p>1994</text:p>
          </table:table-cell>
          <table:table-cell/>
          <table:table-cell office:value-type="float" office:value="99.6004" calcext:value-type="float">
            <text:p>99,6004</text:p>
          </table:table-cell>
          <table:table-cell table:number-columns-repeated="6"/>
          <table:table-cell office:value-type="float" office:value="2002" calcext:value-type="float">
            <text:p>200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3996" calcext:value-type="float">
            <text:p>0,399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5T13:17:56.130000000</meta:creation-date>
    <meta:generator>LibreOffice/5.0.3.2$Windows_x86 LibreOffice_project/e5f16313668ac592c1bfb310f4390624e3dbfb75</meta:generator>
    <dc:date>2016-02-15T13:35:24.192000000</dc:date>
    <meta:editing-duration>PT17M28S</meta:editing-duration>
    <meta:editing-cycles>2</meta:editing-cycles>
    <meta:document-statistic meta:table-count="1" meta:cell-count="14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94cm" svg:y="0.316cm" chart:style-name="ch2">
          <text:p>Porcentaje de reenvíos</text:p>
        </chart:title>
        <chart:subtitle svg:x="5.522cm" svg:y="1.275cm" chart:style-name="ch3">
          <text:p>1: 99,6004%        2:0,3996%</text:p>
        </chart:subtitle>
        <chart:legend chart:legend-position="bottom" svg:x="7.27cm" svg:y="8.217cm" style:legend-expansion="wide" chart:style-name="ch4"/>
        <chart:plot-area chart:style-name="ch5" table:cell-range-address="Hoja1.F14:Hoja1.F15" chart:data-source-has-labels="row" svg:x="0.32cm" svg:y="2.138cm" svg:width="15.36cm" svg:height="5.89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3.084cm" svg:y="2.138cm" svg:width="9.831cm" svg:height="5.899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Hoja1.F14:Hoja1.F15" loext:label-string="azul" chart:class="chart:circle"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zu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.6004">
                <text:p>99.6004</text:p>
                <draw:g>
                  <svg:desc>Hoja1.F14:Hoja1.F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996">
                <text:p>0.39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